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10">
      <style:paragraph-properties fo:margin-top="0in" fo:margin-bottom="0in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 Engineering Leader • Innovator • Problem Solver; looking for roles in technical leadership and engineering management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#readme" office:name=""><text:span text:style-name="Definition">Role-targeted résumés</text:span></text:a><text:line-break/><text:span text:style-name="T1">Format:</text:span> <text:a xlink:type="simple" xlink:href="https://github.com/skyzyx/resume/blob/master/resumes/ryanparman-software-eng-devtools.md" office:name=""><text:span text:style-name="Definition">Web</text:span></text:a> • <text:a xlink:type="simple" xlink:href="https://github.com/skyzyx/resume/raw/master/resumes/ryanparman-software-eng-devtools.pdf" office:name=""><text:span text:style-name="Definition">PDF</text:span></text:a> • <text:a xlink:type="simple" xlink:href="https://github.com/skyzyx/resume/raw/master/resumes/ryanparman-software-eng-devtools.docx" office:name=""><text:span text:style-name="Definition">Word</text:span></text:a> • <text:a xlink:type="simple" xlink:href="https://github.com/skyzyx/resume/raw/master/resumes/ryanparman-software-eng-devtools.odt" office:name=""><text:span text:style-name="Definition">OpenDocument</text:span></text:a></text:p>
      <text:h text:style-name="Heading_20_2" text:outline-level="2"><text:bookmark-start text:name="summary"/>Summary<text:bookmark-end text:name="summary"/></text:h>
      <text:p text:style-name="First_20_paragraph">Cloud engineering leader with a diverse background spanning design, development, security, and innovation. Proven expertise in building scalable infrastructure, driving efficiency, and enhancing user experience. Adept at leading teams, streamlining complex processes, and fostering knowledge-sharing cultures. Passionate about solving real-world problems through technology, security, and strategic thinking.</text:p>
      <text:h text:style-name="Heading_20_3" text:outline-level="3"><text:bookmark-start text:name="key-skills"/>Key Skills<text:bookmark-end text:name="key-skills"/></text:h>
      <text:list text:style-name="L1">
        <text:list-item>
          <text:p text:style-name="P1">Cloud Engineering and Infrastructure</text:p>
        </text:list-item>
        <text:list-item>
          <text:p text:style-name="P1">Security and Compliance</text:p>
        </text:list-item>
      </text:list>
      <text:list text:style-name="L2">
        <text:list-item>
          <text:p text:style-name="P2">Technical Leadership and Team Building</text:p>
        </text:list-item>
        <text:list-item>
          <text:p text:style-name="P2">Documentation and Knowledge Sharing</text:p>
        </text:list-item>
      </text:list>
      <text:list text:style-name="L3">
        <text:list-item>
          <text:p text:style-name="P3">Cost Optimization and Strategic Planning</text:p>
        </text:list-item>
        <text:list-item>
          <text:p text:style-name="P3">Open Source Development</text:p>
        </text:list-item>
      </text:list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p text:style-name="P4">McGraw Hill is a <text:span text:style-name="T2">learning science</text:span> company which produces textbooks, digital learning tools, and adaptive technology to enhance learning. It is one of the “big three” educational publishers in the U.S.</text:p>
      <text:h text:style-name="Heading_20_4" text:outline-level="4"><text:bookmark-start text:name="principal-engineer-cloud-architecture-january-2024october-2024"/>Principal Engineer, Cloud Architecture (January 2024—October 2024)<text:bookmark-end text:name="principal-engineer-cloud-architecture-january-2024october-2024"/></text:h>
      <text:list text:style-name="L4">
        <text:list-item>
          <text:p text:style-name="P5">Joined a team whose mission was to provide guidance and support in the cloud journey of the entire organization.</text:p>
        </text:list-item>
        <text:list-item>
          <text:p text:style-name="P5">Started development on v2 of a project which scanned AWS accounts for misconfigurations and vulnerabilities. Goal was to reduce an <text:a xlink:type="simple" xlink:href="https://aws.amazon.com/architecture/well-architected/" office:name=""><text:span text:style-name="Definition">AWS Well-Architected</text:span></text:a> review from 2 weeks to 2 hours with automated scans, enabling more reviews annually (10 → 100).</text:p>
        </text:list-item>
        <text:list-item>
          <text:p text:style-name="P5">Managed the migration from <text:a xlink:type="simple" xlink:href="https://en.wikipedia.org/wiki/CentOS" office:name=""><text:span text:style-name="Definition">CentOS</text:span></text:a> to <text:a xlink:type="simple" xlink:href="https://aws.amazon.com/linux/" office:name=""><text:span text:style-name="Definition">Amazon Linux</text:span></text:a> before the CentOS end-of-life date, which elevated our security posture.</text:p>
        </text:list-item>
        <text:list-item>
          <text:p text:style-name="P5">Proposed best practices, guardrails, and security measures to ensure a secure and efficient cloud environment.</text:p>
        </text:list-item>
        <text:list-item>
          <text:p text:style-name="P5">Identified opportunities to extend the security measures and guardrails devised for AWS to other cloud platforms (Microsoft Azure, Oracle Cloud)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5">
        <text:list-item>
          <text:p text:style-name="P6">Led the team who supported all SRE and product engineering teams, scaling core platforms and services as every school in America transitioned to online learning during the COVID-19 lockdowns.</text:p>
        </text:list-item>
        <text:list-item>
          <text:p text:style-name="P6">Managed the Base <text:a xlink:type="simple" xlink:href="https://docs.aws.amazon.com/AWSEC2/latest/UserGuide/AMIs.html" office:name=""><text:span text:style-name="Definition">AMI</text:span></text:a> program (server disk images). Leveraged insights from <text:a xlink:type="simple" xlink:href="https://www.cisecurity.org" office:name=""><text:span text:style-name="Definition">CIS</text:span></text:a>, security patching, and internal needs to develop a unified build pipeline integrating best practices. Reduced time-to-boot, and eliminated engineering toil (1 → 10).</text:p>
        </text:list-item>
        <text:list-item>
          <text:p text:style-name="P6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6">Grew and ran a project which evaluated AWS accounts for high-priority misconfigurations and vulnerabilities. Included a high-level score (friendly competition), explanations of the issues (security education), and instructions for fixing (driving forward). Became a trusted tool across the organization (1 → 10).</text:p>
        </text:list-item>
        <text:list-item>
          <text:p text:style-name="P6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6">Adapted the <text:span text:style-name="T2">Monitoring-as-Code</text:span> tooling/methodology to abstract-away the underlying vendor, streamlining a vendor migration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1 → 10).</text:p>
        </text:list-item>
        <text:list-item>
          <text:p text:style-name="P6">Led dozens of smaller projects, offered guidance to engineers on best practices, and documented knowledge.</text:p>
        </text:list-item>
      </text:list>
      <text:h text:style-name="Heading_20_4" text:outline-level="4"><text:bookmark-start text:name="site-reliability-engineering-manager-october-2018june-2020"/>Site Reliability Engineering Manager (October 2018—June 2020)<text:bookmark-end text:name="site-reliability-engineering-manager-october-2018june-2020"/></text:h>
      <text:list text:style-name="L6">
        <text:list-item>
          <text:p text:style-name="P7">Led the <text:a xlink:type="simple" xlink:href="https://sre.google/in-conversation/" office:name=""><text:span text:style-name="Definition"><text:span text:style-name="T2">Site Reliability Engineering</text:span></text:span></text:a> (SRE) team in addressing macro problems affecting engineering, empowering self-service.</text:p>
        </text:list-item>
        <text:list-item>
          <text:p text:style-name="P7">Established a process for maintaining reusable <text:a xlink:type="simple" xlink:href="https://www.terraform.io" office:name=""><text:span text:style-name="Definition">Terraform</text:span></text:a> modules which teams leveraged to compose infrastructure.</text:p>
        </text:list-item>
        <text:list-item>
          <text:p text:style-name="P7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 (0 → 1).</text:p>
        </text:list-item>
        <text:list-item>
          <text:p text:style-name="P7">Invented custom security and operational tooling to understand the current posture of AWS accounts where off-the-shelf tools did not meet the needs of the organization (0 → 1).</text:p>
        </text:list-item>
        <text:list-item>
          <text:p text:style-name="P7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0 → 1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7">
        <text:list-item>
          <text:p text:style-name="P8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8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8">Established the technical direction of these projects, promoted adoption across the organization, published comprehensive documentation, and offered ongoing integration guidance.</text:p>
        </text:list-item>
        <text:list-item>
          <text:p text:style-name="P8">Accelerated the adoption of CI/CD, rapid deployment practices, and Docker containers, shortening the feedback loop for developers and increasing the reliability of deployments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p text:style-name="P9">WePay is an online payment service provider which provides “payments for platforms”, where examples of platforms are GoFundMe, Care.com, and Xbox. JPMorgan Chase acquired WePay in October 2017.</text:p>
      <text:h text:style-name="Heading_20_4" text:outline-level="4"><text:bookmark-start text:name="senior-devops-engineer-april-2015september-2016"/>Senior DevOps Engineer (April 2015—September 2016)<text:bookmark-end text:name="senior-devops-engineer-april-2015september-2016"/></text:h>
      <text:list text:style-name="L8">
        <text:list-item>
          <text:p text:style-name="P10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10">Initiated a program to automate the creation of base server images for cloud servers. This allowed new servers to boot and begin serving traffic ~75% faster.</text:p>
        </text:list-item>
        <text:list-item>
          <text:p text:style-name="P10">Invested in monitoring and alerting systems to prevent customer-facing issues (<text:a xlink:type="simple" xlink:href="https://newrelic.com" office:name=""><text:span text:style-name="Definition">New Relic</text:span></text:a>, <text:a xlink:type="simple" xlink:href="https://grafana.com" office:name=""><text:span text:style-name="Definition">Grafana</text:span></text:a>).</text:p>
        </text:list-item>
        <text:list-item>
          <text:p text:style-name="P10">Explored <text:span text:style-name="T2">configuration-as-code</text:span> for cloud infrastructure in <text:a xlink:type="simple" xlink:href="https://cloud.google.com" office:name=""><text:span text:style-name="Definition">Google Cloud Platform</text:span></text:a> to improve reliability and efficiency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9">
        <text:list-item>
          <text:p text:style-name="P11">Led the company’s <text:a xlink:type="simple" xlink:href="https://www.hackerone.com" office:name=""><text:span text:style-name="Definition">HackerOne</text:span></text:a> security program, coordinating across teams to address security issues.</text:p>
        </text:list-item>
        <text:list-item>
          <text:p text:style-name="P11">Built a local development environment for engineering teams using <text:a xlink:type="simple" xlink:href="https://www.vagrantup.com" office:name=""><text:span text:style-name="Definition">Vagrant</text:span></text:a>. Eliminated "works on my machine", and reduced new engineer onboarding time from 2 weeks to 1 day (measured by when a new employee could make their first commit).</text:p>
        </text:list-item>
        <text:list-item>
          <text:p text:style-name="P11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p text:style-name="P12">Amazon Web Services provides on-demand cloud computing platforms and APIs to individuals, companies, and governments, on a metered, pay-as-you-go basis.</text:p>
      <text:h text:style-name="Heading_20_4" text:outline-level="4"><text:bookmark-start text:name="aws-sdk-developer-march-2010april-2014"/>AWS SDK Developer (March 2010—April 2014)<text:bookmark-end text:name="aws-sdk-developer-march-2010april-2014"/></text:h>
      <text:list text:style-name="L10">
        <text:list-item>
          <text:p text:style-name="P13">Created the <text:a xlink:type="simple" xlink:href="https://aws.amazon.com/sdk-for-php/" office:name=""><text:span text:style-name="Definition">AWS SDK for PHP</text:span></text:a>, enabling AWS to reach millions of new developers.</text:p>
        </text:list-item>
        <text:list-item>
          <text:p text:style-name="P13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13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  <text:list-item>
          <text:p text:style-name="P13">Invested in increased transparency, better communication, and improved tooling for developers. [<text:a xlink:type="simple" xlink:href="https://github.com/skyzyx/resume/blob/master/amazon-specifics.md" office:name=""><text:span text:style-name="Definition">Examples</text:span></text:a>]</text:p>
        </text:list-item>
      </text:list>
      <text:h text:style-name="Heading_20_3" text:outline-level="3"><text:bookmark-start text:name="older-roles-side-projects"/>Older roles, side projects<text:bookmark-end text:name="older-roles-side-projects"/></text:h>
      <text:p text:style-name="First_20_paragraph">See “<text:a xlink:type="simple" xlink:href="https://github.com/skyzyx/resume/blob/master/ryanparman-previously.md" office:name=""><text:span text:style-name="Definition">Previous experience, side projects</text:span></text:a>” for additional details.</text:p>
      <text:list text:style-name="L11">
        <text:list-item>
          <text:p text:style-name="P14"><text:a xlink:type="simple" xlink:href="https://github.com/northwood-labs" office:name=""><text:span text:style-name="Definition">Northwood Labs</text:span></text:a> — Owner (January 2024—Present)</text:p>
        </text:list-item>
        <text:list-item>
          <text:p text:style-name="P14">PCR Publishing (Side-Project) — Editor, Typesetter, Publisher, Book Producer (April 2021–April 2022)</text:p>
        </text:list-item>
        <text:list-item>
          <text:p text:style-name="P14">Perimeter of Wisdom, LLC (defunct) — Co-Owner, CTO, Producer (February 2015—2018)</text:p>
        </text:list-item>
        <text:list-item>
          <text:p text:style-name="P14">Rearden Commerce (now <text:a xlink:type="simple" xlink:href="https://www.crunchbase.com/organization/deem" office:name=""><text:span text:style-name="Definition">Deem</text:span></text:a>) — Senior User Experience Developer (July 2008—March 2010)</text:p>
        </text:list-item>
        <text:list-item>
          <text:p text:style-name="P14"><text:a xlink:type="simple" xlink:href="https://www.crunchbase.com/organization/warpshare" office:name=""><text:span text:style-name="Definition">WarpShare</text:span></text:a> (defunct) — Co-Founder and Chief Information Officer (September 2006—March 2010)</text:p>
        </text:list-item>
        <text:list-item>
          <text:p text:style-name="P14"><text:a xlink:type="simple" xlink:href="https://www.crunchbase.com/organization/yahoo" office:name=""><text:span text:style-name="Definition">Yahoo!</text:span></text:a> — Front-end Developer (Contract), Yahoo! Messenger (November 2007—January 2008)</text:p>
        </text:list-item>
        <text:list-item>
          <text:p text:style-name="P14"><text:a xlink:type="simple" xlink:href="https://www.crunchbase.com/organization/stryker" office:name=""><text:span text:style-name="Definition">Stryker</text:span></text:a> — User Interface Developer (Contract) (May 2005—September 2006)</text:p>
        </text:list-item>
        <text:list-item>
          <text:p text:style-name="P14"><text:a xlink:type="simple" xlink:href="https://www.crunchbase.com/organization/digital-impact-2" office:name=""><text:span text:style-name="Definition">Digital Impact</text:span></text:a> (now part of <text:a xlink:type="simple" xlink:href="https://www.crunchbase.com/organization/acxiom-digital-inc" office:name=""><text:span text:style-name="Definition">Axciom</text:span></text:a>) — Production Specialist (March 2004—April 2005)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12">
        <text:list-item>
          <text:p text:style-name="P15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identifying potential security configuration issues (in-progress).</text:p>
        </text:list-item>
        <text:list-item>
          <text:p text:style-name="P15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15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15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15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15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hub-and-spoke pattern for multi-account orgs.</text:p>
        </text:list-item>
        <text:list-item>
          <text:p text:style-name="P15"><text:span text:style-name="T1">AWS Session Manager:</text:span>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</text:list>
      <text:h text:style-name="Heading_20_2" text:outline-level="2"><text:bookmark-start text:name="examples-of-technical-documentation"/>Examples of Technical Documentation<text:bookmark-end text:name="examples-of-technical-documentation"/></text:h>
      <text:p text:style-name="First_20_paragraph">Here are examples of my public-facing documentation:</text:p>
      <text:list text:style-name="L13">
        <text:list-item>
          <text:p text:style-name="P16"><text:a xlink:type="simple" xlink:href="https://github.com/northwood-labs/macos-for-development/wiki" office:name=""><text:span text:style-name="Definition">Setting up macOS for development</text:span></text:a></text:p>
        </text:list-item>
        <text:list-item>
          <text:p text:style-name="P16"><text:a xlink:type="simple" xlink:href="https://github.com/northwood-labs/local-lambda-environments-with-go" office:name=""><text:span text:style-name="Definition">Local AWS Lambda environments (with Go)</text:span></text:a></text:p>
        </text:list-item>
        <text:list-item>
          <text:p text:style-name="P16"><text:a xlink:type="simple" xlink:href="https://github.com/northwood-labs/devsec-tools/blob/main/docs/localdev.md" office:name=""><text:span text:style-name="Definition">Local development environment (devsec-tools)</text:span></text:a></text:p>
        </text:list-item>
        <text:list-item>
          <text:p text:style-name="P16"><text:a xlink:type="simple" xlink:href="https://github.com/northwood-labs/devsec-tools/blob/main/docs/configuring-datagrip-for-valkey.md" office:name=""><text:span text:style-name="Definition">Configuring DataGrip for Valkey (devsec-tools)</text:span></text:a></text:p>
        </text:list-item>
        <text:list-item>
          <text:p text:style-name="P16">Diagrams of Artifactory <text:a xlink:type="simple" xlink:href="https://whimsical.com/artifactory-infrastructure-diagram-5MbWJd8BJfMbRWhfZwtHhQ" office:name=""><text:span text:style-name="Definition">infrastructure</text:span></text:a> and <text:a xlink:type="simple" xlink:href="https://whimsical.com/artifactory-software-configuration-and-data-flow-QWZnvbv4SXTX2qkmKGZAqp" office:name=""><text:span text:style-name="Definition">software</text:span></text:a> configuration.</text:p>
        </text:list-item>
        <text:list-item>
          <text:p text:style-name="P16">Diagram of a <text:a xlink:type="simple" xlink:href="https://whimsical.com/tokengen-infrastructure-diagram-and-data-flow-5ZphqPDP826AaPZHKxCKSr" office:name=""><text:span text:style-name="Definition">secrets-rotation system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patents-and-notable-open-source"/>Patents and Notable Open-Source<text:bookmark-end text:name="patents-and-notable-open-source"/></text:h>
      <text:list text:style-name="L14">
        <text:list-item>
          <text:p text:style-name="P17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17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17"><text:a xlink:type="simple" xlink:href="http://simplepie.org" office:name=""><text:span text:style-name="Definition">SimplePie</text:span></text:a> — An RSS parser for PHP; founded in 2004; integrated into <text:a xlink:type="simple" xlink:href="https://wordpress.org" office:name=""><text:span text:style-name="Definition">WordPress</text:span></text:a> core since 2009. Millions of global users.</text:p>
        </text:list-item>
        <text:list-item>
          <text:p text:style-name="P17"><text:a xlink:type="simple" xlink:href="https://aws.amazon.com/sdk-for-php/" office:name=""><text:span text:style-name="Definition">CloudFusion</text:span></text:a> — A PHP SDK for AWS; founded in 2005; later became the official <text:a xlink:type="simple" xlink:href="https://aws.amazon.com/sdk-for-php/" office:name=""><text:span text:style-name="Definition">AWS SDK for PHP</text:span></text:a>. Millions of global users.</text:p>
        </text:list-item>
      </text:list>
      <text:h text:style-name="Heading_20_2" text:outline-level="2"><text:bookmark-start text:name="skills"/>Skills<text:bookmark-end text:name="skills"/></text:h>
      <text:p text:style-name="First_20_paragraph">This list is not exhaustive, but these are software and hard skills I leveraged in the roles above which are most relevant to Software Engineering and DevTools roles.</text:p>
      <text:p text:style-name="Text_20_body">CI/CD, <text:a xlink:type="simple" xlink:href="https://aws.amazon.com" office:name=""><text:span text:style-name="Definition">AWS</text:span></text:a>, <text:a xlink:type="simple" xlink:href="https://www.gnu.org/software/bash/" office:name=""><text:span text:style-name="Definition">Bash</text:span></text:a>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developer.mozilla.org/en-US/docs/Web/JavaScript" office:name=""><text:span text:style-name="Definition">JavaScript</text:span></text:a>, <text:a xlink:type="simple" xlink:href="https://www.php.net" office:name=""><text:span text:style-name="Definition">PHP</text:span></text:a>, <text:a xlink:type="simple" xlink:href="https://www.python.org" office:name=""><text:span text:style-name="Definition">Python</text:span></text:a>, <text:a xlink:type="simple" xlink:href="https://redis.io" office:name=""><text:span text:style-name="Definition">Redis</text:span></text:a>, <text:a xlink:type="simple" xlink:href="https://www.vagrantup.com" office:name=""><text:span text:style-name="Definition">Vagrant</text:span></text:a>, <text:a xlink:type="simple" xlink:href="https://12factor.net" office:name=""><text:span text:style-name="Definition">twelve-factor applications</text:span></text:a>, automation, code generation, containerization, debugging, distributed, documentation, microservices, multi-platform, optimization, performance, platforms, refactoring, scalability, security, test-driven development, testing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2-06T21:51:12Z</meta:creation-date>
    <dc:date>2025-02-06T21:51:12Z</dc:date>
  </office:meta>
</office:document-meta>
</file>